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</mrow>
        <mo stretchy="false">)</mo>
      </mrow>
      <mi/>
      <mover>
        <mo stretchy="false">→</mo>
        <mrow>
          <msub>
            <mi>F</mi>
            <mn>1</mn>
          </msub>
        </mrow>
      </mover>
      <mi/>
      <mrow>
        <mo stretchy="false">(</mo>
        <mrow>
          <mover accent="true">
            <mrow>
              <mstyle mathvariant="bold">
                <mrow>
                  <mi>p</mi>
                </mrow>
              </mstyle>
            </mrow>
            <mo stretchy="false">̄</mo>
          </mover>
          <mrow>
            <mi>,</mi>
            <mo stretchy="false">−</mo>
            <mover accent="true">
              <mrow>
                <mstyle mathvariant="bold">
                  <mrow>
                    <mi>q</mi>
                  </mrow>
                </mstyle>
              </mrow>
              <mo stretchy="false">̄</mo>
            </mover>
          </mrow>
        </mrow>
        <mo stretchy="false">)</mo>
      </mrow>
    </mrow>
    <annotation encoding="StarMath 5.0">( bold q , bold p ) ~ rightarrow csup {F_1} ~ ( bar {bold p} , - bar {bold q}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31:51.437000000</meta:creation-date>
    <meta:generator>LibreOffice/4.1.4.2$Windows_x86 LibreOffice_project/0a0440ccc0227ad9829de5f46be37cfb6edcf72</meta:generator>
  </office:meta>
</office:document-meta>
</file>